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084" officeooo:paragraph-rsid="001d30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@student-OptiPlex-3050:~$ sudo service mongod start</text:p>
      <text:p text:style-name="P1">[sudo] password for student: </text:p>
      <text:p text:style-name="P1">student@student-OptiPlex-3050:~$ sudo service mongod status</text:p>
      <text:p text:style-name="P1">● mongod.service - MongoDB Database Server</text:p>
      <text:p text:style-name="P1"><text:s text:c="3"/>Loaded: loaded (/lib/systemd/system/mongod.service; enabled; vendor preset: e</text:p>
      <text:p text:style-name="P1"><text:s text:c="3"/>Active: active (running) since Mon 2022-07-11 14:55:38 IST; 1h 6min ago</text:p>
      <text:p text:style-name="P1"><text:s text:c="5"/>Docs: https://docs.mongodb.org/manual</text:p>
      <text:p text:style-name="P1"><text:s/>Main PID: 1567 (mongod)</text:p>
      <text:p text:style-name="P1"><text:s text:c="3"/>CGroup: /system.slice/mongod.service</text:p>
      <text:p text:style-name="P1"><text:s text:c="11"/>└─1567 /usr/bin/mongod --config /etc/mongod.conf</text:p>
      <text:p text:style-name="P1"/>
      <text:p text:style-name="P1">Jul 11 14:55:38 student-OptiPlex-3050 systemd[1]: Started MongoDB Database Serve</text:p>
      <text:p text:style-name="P1">Jul 11 15:45:08 student-OptiPlex-3050 systemd[1]: Started MongoDB Database Serve</text:p>
      <text:p text:style-name="P1">Jul 11 16:02:29 student-OptiPlex-3050 systemd[1]: Started MongoDB Database Serve</text:p>
      <text:p text:style-name="P1">...skipping...</text:p>
      <text:p text:style-name="P1">● mongod.service - MongoDB Database Server</text:p>
      <text:p text:style-name="P1"><text:s text:c="3"/>Loaded: loaded (/lib/systemd/system/mongod.service; enabled; vendor preset: e</text:p>
      <text:p text:style-name="P1"><text:s text:c="3"/>Active: active (running) since Mon 2022-07-11 14:55:38 IST; 1h 6min ago</text:p>
      <text:p text:style-name="P1"><text:s text:c="5"/>Docs: https://docs.mongodb.org/manual</text:p>
      <text:p text:style-name="P1"><text:s/>Main PID: 1567 (mongod)</text:p>
      <text:p text:style-name="P1"><text:s text:c="3"/>CGroup: /system.slice/mongod.service</text:p>
      <text:p text:style-name="P1"><text:s text:c="11"/>└─1567 /usr/bin/mongod --config /etc/mongod.conf</text:p>
      <text:p text:style-name="P1"/>
      <text:p text:style-name="P1">Jul 11 14:55:38 student-OptiPlex-3050 systemd[1]: Started MongoDB Database Serve</text:p>
      <text:p text:style-name="P1">Jul 11 15:45:08 student-OptiPlex-3050 systemd[1]: Started MongoDB Database Serve</text:p>
      <text:p text:style-name="P1">Jul 11 16:02:29 student-OptiPlex-3050 systemd[1]: Started MongoDB Database Serve</text:p>
      <text:p text:style-name="P1"/>
      <text:p text:style-name="P1">~</text:p>
      <text:p text:style-name="P1"/>
      <text:p text:style-name="P1">student@student-OptiPlex-3050:~$ mongo --quiet</text:p>
      <text:p text:style-name="P1">&gt; use inventory</text:p>
      <text:p text:style-name="P1">switched to db inventory</text:p>
      <text:p text:style-name="P1">&gt; db.createCollection("order")</text:p>
      <text:p text:style-name="P1">{ "ok" : 1 }</text:p>
      <text:p text:style-name="P1">&gt; db.order.insert({custid:200,name:"Maya",item:"rice",price:340})</text:p>
      <text:p text:style-name="P1">WriteResult({ "nInserted" : 1 })</text:p>
      <text:p text:style-name="P1">&gt; <text:s/>db.order.insert({custid:201,name:"Manu",item:"rice",price:340})</text:p>
      <text:p text:style-name="P1">WriteResult({ "nInserted" : 1 })</text:p>
      <text:p text:style-name="P1">&gt; <text:s/>db.order.insert({custid:202,name:"Meera",item:"Sugar",price:150})</text:p>
      <text:p text:style-name="P1">WriteResult({ "nInserted" : 1 })</text:p>
      <text:p text:style-name="P1">&gt; db.order.insert({custid:202,name:"Meera",item:"Wheat",price:250})</text:p>
      <text:p text:style-name="P1">WriteResult({ "nInserted" : 1 })</text:p>
      <text:p text:style-name="P1">&gt; db.order.insert({custid:200,name:"Maya",item:"Wheat",price:250})</text:p>
      <text:p text:style-name="P1">WriteResult({ "nInserted" : 1 })</text:p>
      <text:p text:style-name="P1">&gt; db.order.find()</text:p>
      <text:p text:style-name="P1">{ "_id" : ObjectId("62cbfc8e4c633fab5aaf6d92"), "custid" : 200, "name" : "Maya", "item" : "rice", "price" : 340 }</text:p>
      <text:p text:style-name="P1">{ "_id" : ObjectId("62cbfca04c633fab5aaf6d93"), "custid" : 201, "name" : "Manu", "item" : "rice", "price" : 340 }</text:p>
      <text:p text:style-name="P1">{ "_id" : ObjectId("62cbfcad4c633fab5aaf6d94"), "custid" : 202, "name" : "Meera", "item" : "Sugar", "price" : 150 }</text:p>
      <text:p text:style-name="P1"><text:soft-page-break/>{ "_id" : ObjectId("62cbfcbc4c633fab5aaf6d95"), "custid" : 202, "name" : "Meera", "item" : "Wheat", "price" : 250 }</text:p>
      <text:p text:style-name="P1">{ "_id" : ObjectId("62cbfcc84c633fab5aaf6d96"), "custid" : 200, "name" : "Maya", "item" : "Wheat", "price" : 250 }</text:p>
      <text:p text:style-name="P1">&gt; var mapFunction=function(){emit(this.custid,this.price);};</text:p>
      <text:p text:style-name="P1">&gt; var reduceFunction=function(key,values){return Array.sum(values);};</text:p>
      <text:p text:style-name="P1">&gt; </text:p>
      <text:p text:style-name="P1">&gt; <text:s/>db.order.mapReduce(mapFunction,reduceFunction,{'out':"map_example"})</text:p>
      <text:p text:style-name="P1">{ "result" : "map_example", "ok" : 1 }</text:p>
      <text:p text:style-name="P1">&gt; db.map_example.find();</text:p>
      <text:p text:style-name="P1">{ "_id" : 200, "value" : 590 }</text:p>
      <text:p text:style-name="P1">{ "_id" : 201, "value" : 340 }</text:p>
      <text:p text:style-name="P1">{ "_id" : 202, "value" : 400 }</text:p>
      <text:p text:style-name="P1">&gt; </text:p>
      <text:p text:style-name="P1">&gt; var mapFunction=function(){emit(this.custid,this.price);};</text:p>
      <text:p text:style-name="P1">&gt; var reduceFunction=function(key,values){return Array.avg(values);};</text:p>
      <text:p text:style-name="P1">&gt; db.order.mapReduce(mapFunction,reduceFunction,{query:{custid:{$gt:201}},out:"map_example1"})</text:p>
      <text:p text:style-name="P1">{ "result" : "map_example1", "ok" : 1 }</text:p>
      <text:p text:style-name="P1">&gt; <text:s/>db.map_example1.find()</text:p>
      <text:p text:style-name="P1">{ "_id" : 202, "value" : 200 }</text:p>
      <text:p text:style-name="P1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1T16:08:50.728086985</meta:creation-date>
    <dc:date>2022-07-11T16:10:07.619907265</dc:date>
    <meta:editing-duration>PT1M17S</meta:editing-duration>
    <meta:editing-cycles>1</meta:editing-cycles>
    <meta:document-statistic meta:table-count="0" meta:image-count="0" meta:object-count="0" meta:page-count="2" meta:paragraph-count="63" meta:word-count="357" meta:character-count="3242" meta:non-whitespace-character-count="2891"/>
    <meta:generator>LibreOffice/5.1.6.2$Linux_X86_64 LibreOffice_project/10m0$Build-2</meta:generator>
  </office:meta>
</office:document-meta>
</file>